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" fo:font-size="14pt" style:font-size-asian="14pt" style:font-size-complex="14pt"/>
    </style:style>
    <style:style style:name="P2" style:family="paragraph" style:parent-style-name="Standard">
      <style:text-properties style:font-name="Bitstream Vera Sans" fo:font-size="14pt" officeooo:rsid="000b2868" officeooo:paragraph-rsid="000b2868" style:font-size-asian="14pt" style:font-size-complex="14pt"/>
    </style:style>
    <style:style style:name="P3" style:family="paragraph" style:parent-style-name="Standard">
      <style:text-properties style:font-name="Bitstream Vera Sans" fo:font-size="14pt" officeooo:rsid="000b2868" officeooo:paragraph-rsid="000df5d6" style:font-size-asian="14pt" style:font-size-complex="14pt"/>
    </style:style>
    <style:style style:name="P4" style:family="paragraph" style:parent-style-name="Standard">
      <style:text-properties style:font-name="Bitstream Vera Sans" fo:font-size="14pt" fo:letter-spacing="normal" officeooo:paragraph-rsid="000b3fc5" style:font-size-asian="14pt" style:font-size-complex="14pt"/>
    </style:style>
    <style:style style:name="P5" style:family="paragraph" style:parent-style-name="Standard">
      <style:text-properties style:font-name="Ubuntu Mono"/>
    </style:style>
    <style:style style:name="P6" style:family="paragraph" style:parent-style-name="Standard">
      <style:text-properties style:font-name="Ubuntu Mono" officeooo:paragraph-rsid="000b3fc5"/>
    </style:style>
    <style:style style:name="P7" style:family="paragraph" style:parent-style-name="Standard">
      <style:paragraph-properties fo:break-before="page"/>
      <style:text-properties style:font-name="Bitstream Vera Sans" fo:font-size="14pt" fo:letter-spacing="normal" officeooo:rsid="000b2868" officeooo:paragraph-rsid="000b2868" style:font-size-asian="14pt" style:font-size-complex="14pt"/>
    </style:style>
    <style:style style:name="P8" style:family="paragraph" style:parent-style-name="Standard">
      <style:text-properties style:font-name="Bitstream Vera Sans" fo:font-size="14pt" fo:letter-spacing="0.025cm" officeooo:rsid="000b2868" officeooo:paragraph-rsid="000df5d6" fo:background-color="transparent" style:font-size-asian="14pt" style:font-size-complex="14pt"/>
    </style:style>
    <style:style style:name="P9" style:family="paragraph" style:parent-style-name="Standard">
      <style:text-properties style:font-name="Bitstream Vera Sans" fo:font-size="14pt" fo:letter-spacing="0.025cm" officeooo:rsid="000b2868" officeooo:paragraph-rsid="0011a7e4" style:font-size-asian="14pt" style:font-size-complex="14pt"/>
    </style:style>
    <style:style style:name="P10" style:family="paragraph" style:parent-style-name="Standard">
      <style:text-properties style:font-name="Bitstream Vera Sans" fo:font-size="14pt" officeooo:rsid="000b2868" officeooo:paragraph-rsid="0010b048" style:font-size-asian="14pt" style:font-size-complex="14pt"/>
    </style:style>
    <style:style style:name="P11" style:family="paragraph" style:parent-style-name="Standard">
      <style:text-properties style:font-name="Bitstream Vera Sans" fo:font-size="14pt" officeooo:rsid="000b2868" officeooo:paragraph-rsid="0011a7e4" style:font-size-asian="14pt" style:font-size-complex="14pt"/>
    </style:style>
    <style:style style:name="T1" style:family="text">
      <style:text-properties fo:background-color="#ffaaaa" loext:char-shading-value="0"/>
    </style:style>
    <style:style style:name="T2" style:family="text">
      <style:text-properties fo:background-color="#ffeeaa" loext:char-shading-value="0"/>
    </style:style>
    <style:style style:name="T3" style:family="text">
      <style:text-properties fo:background-color="#afe9c6" loext:char-shading-value="0"/>
    </style:style>
    <style:style style:name="T4" style:family="text">
      <style:text-properties fo:background-color="#afc6e9" loext:char-shading-value="0"/>
    </style:style>
    <style:style style:name="T5" style:family="text">
      <style:text-properties fo:background-color="#ddafe9" loext:char-shading-value="0"/>
    </style:style>
    <style:style style:name="T6" style:family="text">
      <style:text-properties fo:letter-spacing="0.025cm"/>
    </style:style>
    <style:style style:name="T7" style:family="text">
      <style:text-properties fo:letter-spacing="0.025cm" fo:background-color="#ffaaaa" loext:char-shading-value="0"/>
    </style:style>
    <style:style style:name="T8" style:family="text">
      <style:text-properties fo:letter-spacing="0.025cm" fo:background-color="#ffaaaa" loext:char-shading-value="0"/>
    </style:style>
    <style:style style:name="T9" style:family="text">
      <style:text-properties fo:letter-spacing="0.025cm" fo:background-color="#ffeeaa" loext:char-shading-value="0"/>
    </style:style>
    <style:style style:name="T10" style:family="text">
      <style:text-properties fo:letter-spacing="0.025cm" fo:background-color="#ffeeaa" loext:char-shading-value="0"/>
    </style:style>
    <style:style style:name="T11" style:family="text">
      <style:text-properties fo:letter-spacing="0.025cm" fo:background-color="#afe9c6" loext:char-shading-value="0"/>
    </style:style>
    <style:style style:name="T12" style:family="text">
      <style:text-properties fo:letter-spacing="0.025cm" fo:background-color="#afe9c6" loext:char-shading-value="0"/>
    </style:style>
    <style:style style:name="T13" style:family="text">
      <style:text-properties fo:letter-spacing="0.025cm" fo:background-color="#afc6e9" loext:char-shading-value="0"/>
    </style:style>
    <style:style style:name="T14" style:family="text">
      <style:text-properties fo:letter-spacing="0.025cm" fo:background-color="#afc6e9" loext:char-shading-value="0"/>
    </style:style>
    <style:style style:name="T15" style:family="text">
      <style:text-properties fo:letter-spacing="0.025cm" fo:background-color="#ddafe9" loext:char-shading-value="0"/>
    </style:style>
    <style:style style:name="T16" style:family="text">
      <style:text-properties fo:letter-spacing="0.025cm" fo:background-color="#ddafe9" loext:char-shading-value="0"/>
    </style:style>
    <style:style style:name="T17" style:family="text">
      <style:text-properties fo:letter-spacing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put <text:s text:c="4"/>output</text:p>
      <text:p text:style-name="P1"><text:s text:c="13"/><text:span text:style-name="T6">abcde</text:span></text:p>
      <text:p text:style-name="P5"/>
      <text:p text:style-name="P10">00000 <text:s text:c="2"/><text:span text:style-name="T8">0</text:span><text:span text:style-name="T10">1</text:span><text:span text:style-name="T12">0</text:span><text:span text:style-name="T14">1</text:span><text:span text:style-name="T16">0</text:span></text:p>
      <text:p text:style-name="P10">00001 <text:s text:c="2"/><text:span text:style-name="T8">1</text:span><text:span text:style-name="T10">0</text:span><text:span text:style-name="T12">0</text:span><text:span text:style-name="T14">1</text:span><text:span text:style-name="T16">1</text:span></text:p>
      <text:p text:style-name="P10">00010 <text:s text:c="2"/><text:span text:style-name="T8">0</text:span><text:span text:style-name="T10">0</text:span><text:span text:style-name="T12">1</text:span><text:span text:style-name="T14">1</text:span><text:span text:style-name="T16">1</text:span></text:p>
      <text:p text:style-name="P10">00011 <text:s text:c="2"/><text:span text:style-name="T8">1</text:span><text:span text:style-name="T10">0</text:span><text:span text:style-name="T12">0</text:span><text:span text:style-name="T14">1</text:span><text:span text:style-name="T16">0</text:span></text:p>
      <text:p text:style-name="P10">00100 <text:s text:c="2"/><text:span text:style-name="T8">1</text:span><text:span text:style-name="T10">0</text:span><text:span text:style-name="T12">1</text:span><text:span text:style-name="T14">1</text:span><text:span text:style-name="T16">0</text:span></text:p>
      <text:p text:style-name="P10">00101 <text:s text:c="2"/><text:span text:style-name="T8">1</text:span><text:span text:style-name="T10">1</text:span><text:span text:style-name="T12">0</text:span><text:span text:style-name="T14">1</text:span><text:span text:style-name="T16">0</text:span></text:p>
      <text:p text:style-name="P10">00110 <text:s text:c="2"/><text:span text:style-name="T8">1</text:span><text:span text:style-name="T10">1</text:span><text:span text:style-name="T12">1</text:span><text:span text:style-name="T14">1</text:span><text:span text:style-name="T16">1</text:span></text:p>
      <text:p text:style-name="P10">00111 <text:s text:c="2"/><text:span text:style-name="T8">0</text:span><text:span text:style-name="T10">1</text:span><text:span text:style-name="T12">1</text:span><text:span text:style-name="T14">0</text:span><text:span text:style-name="T16">1</text:span></text:p>
      <text:p text:style-name="P10">01000 <text:s text:c="2"/><text:span text:style-name="T8">1</text:span><text:span text:style-name="T10">1</text:span><text:span text:style-name="T12">1</text:span><text:span text:style-name="T14">0</text:span><text:span text:style-name="T16">1</text:span></text:p>
      <text:p text:style-name="P10">01001 <text:s text:c="2"/><text:span text:style-name="T8">0</text:span><text:span text:style-name="T10">1</text:span><text:span text:style-name="T12">0</text:span><text:span text:style-name="T14">1</text:span><text:span text:style-name="T16">0</text:span></text:p>
      <text:p text:style-name="P10">01010 <text:s text:c="2"/><text:span text:style-name="T8">0</text:span><text:span text:style-name="T10">1</text:span><text:span text:style-name="T12">0</text:span><text:span text:style-name="T14">1</text:span><text:span text:style-name="T16">1</text:span></text:p>
      <text:p text:style-name="P10">01011 <text:s text:c="2"/><text:span text:style-name="T8">0</text:span><text:span text:style-name="T10">0</text:span><text:span text:style-name="T12">1</text:span><text:span text:style-name="T14">0</text:span><text:span text:style-name="T16">0</text:span></text:p>
      <text:p text:style-name="P10">01100 <text:s text:c="2"/><text:span text:style-name="T8">1</text:span><text:span text:style-name="T10">0</text:span><text:span text:style-name="T12">1</text:span><text:span text:style-name="T14">0</text:span><text:span text:style-name="T16">1</text:span></text:p>
      <text:p text:style-name="P10">01101 <text:s text:c="2"/><text:span text:style-name="T8">0</text:span><text:span text:style-name="T10">0</text:span><text:span text:style-name="T12">0</text:span><text:span text:style-name="T14">0</text:span><text:span text:style-name="T16">1</text:span></text:p>
      <text:p text:style-name="P10">01110 <text:s text:c="2"/><text:span text:style-name="T8">1</text:span><text:span text:style-name="T10">0</text:span><text:span text:style-name="T12">0</text:span><text:span text:style-name="T14">1</text:span><text:span text:style-name="T16">0</text:span></text:p>
      <text:p text:style-name="P10">01111 <text:s text:c="2"/><text:span text:style-name="T8">0</text:span><text:span text:style-name="T10">1</text:span><text:span text:style-name="T12">1</text:span><text:span text:style-name="T14">0</text:span><text:span text:style-name="T16">0</text:span></text:p>
      <text:p text:style-name="P10">10000 <text:s text:c="2"/><text:span text:style-name="T8">1</text:span><text:span text:style-name="T10">0</text:span><text:span text:style-name="T12">1</text:span><text:span text:style-name="T14">0</text:span><text:span text:style-name="T16">0</text:span></text:p>
      <text:p text:style-name="P10">10001 <text:s text:c="2"/><text:span text:style-name="T8">0</text:span><text:span text:style-name="T10">1</text:span><text:span text:style-name="T12">1</text:span><text:span text:style-name="T14">0</text:span><text:span text:style-name="T16">1</text:span></text:p>
      <text:p text:style-name="P10">10010 <text:s text:c="2"/><text:span text:style-name="T8">1</text:span><text:span text:style-name="T10">1</text:span><text:span text:style-name="T12">1</text:span><text:span text:style-name="T14">1</text:span><text:span text:style-name="T16">0</text:span></text:p>
      <text:p text:style-name="P10">10011 <text:s text:c="2"/><text:span text:style-name="T8">0</text:span><text:span text:style-name="T10">1</text:span><text:span text:style-name="T12">1</text:span><text:span text:style-name="T14">1</text:span><text:span text:style-name="T16">0</text:span></text:p>
      <text:p text:style-name="P10">10100 <text:s text:c="2"/><text:span text:style-name="T8">1</text:span><text:span text:style-name="T10">1</text:span><text:span text:style-name="T12">0</text:span><text:span text:style-name="T14">1</text:span><text:span text:style-name="T16">1</text:span></text:p>
      <text:p text:style-name="P10">10101 <text:s text:c="2"/><text:span text:style-name="T8">1</text:span><text:span text:style-name="T10">0</text:span><text:span text:style-name="T12">1</text:span><text:span text:style-name="T14">1</text:span><text:span text:style-name="T16">1</text:span></text:p>
      <text:p text:style-name="P10">10110 <text:s text:c="2"/><text:span text:style-name="T8">1</text:span><text:span text:style-name="T10">0</text:span><text:span text:style-name="T12">1</text:span><text:span text:style-name="T14">0</text:span><text:span text:style-name="T16">1</text:span></text:p>
      <text:p text:style-name="P10">10111 <text:s text:c="2"/><text:span text:style-name="T8">0</text:span><text:span text:style-name="T10">0</text:span><text:span text:style-name="T12">1</text:span><text:span text:style-name="T14">0</text:span><text:span text:style-name="T16">0</text:span></text:p>
      <text:p text:style-name="P10">11000 <text:s text:c="2"/><text:span text:style-name="T8">0</text:span><text:span text:style-name="T10">0</text:span><text:span text:style-name="T12">0</text:span><text:span text:style-name="T14">0</text:span><text:span text:style-name="T16">1</text:span></text:p>
      <text:p text:style-name="P10">11001 <text:s text:c="2"/><text:span text:style-name="T8">0</text:span><text:span text:style-name="T10">0</text:span><text:span text:style-name="T12">1</text:span><text:span text:style-name="T14">1</text:span><text:span text:style-name="T16">1</text:span></text:p>
      <text:p text:style-name="P10">11010 <text:s text:c="2"/><text:span text:style-name="T8">0</text:span><text:span text:style-name="T10">1</text:span><text:span text:style-name="T12">1</text:span><text:span text:style-name="T14">0</text:span><text:span text:style-name="T16">1</text:span></text:p>
      <text:p text:style-name="P10">11011 <text:s text:c="2"/><text:span text:style-name="T8">1</text:span><text:span text:style-name="T10">1</text:span><text:span text:style-name="T12">1</text:span><text:span text:style-name="T14">1</text:span><text:span text:style-name="T16">1</text:span></text:p>
      <text:p text:style-name="P10">11100 <text:s text:c="2"/><text:span text:style-name="T8">0</text:span><text:span text:style-name="T10">1</text:span><text:span text:style-name="T12">0</text:span><text:span text:style-name="T14">1</text:span><text:span text:style-name="T16">1</text:span></text:p>
      <text:p text:style-name="P10">11101 <text:s text:c="2"/><text:span text:style-name="T8">0</text:span><text:span text:style-name="T10">0</text:span><text:span text:style-name="T12">0</text:span><text:span text:style-name="T14">0</text:span><text:span text:style-name="T16">0</text:span></text:p>
      <text:p text:style-name="P10">11110 <text:s text:c="2"/><text:span text:style-name="T8">0</text:span><text:span text:style-name="T10">1</text:span><text:span text:style-name="T12">0</text:span><text:span text:style-name="T14">0</text:span><text:span text:style-name="T16">1</text:span></text:p>
      <text:p text:style-name="P10">11111 <text:s text:c="2"/><text:span text:style-name="T8">1</text:span><text:span text:style-name="T10">0</text:span><text:span text:style-name="T12">1</text:span><text:span text:style-name="T14">0</text:span><text:span text:style-name="T16">1</text:span></text:p>
      <text:p text:style-name="P10"><text:span text:style-name="T15"/></text:p>
      <text:p text:style-name="P7">Input <text:s text:c="4"/>output</text:p>
      <text:p text:style-name="P4"><text:s text:c="13"/><text:span text:style-name="T6">abcde</text:span></text:p>
      <text:p text:style-name="P6"/>
      <text:p text:style-name="P11">00000 <text:s text:c="2"/><text:span text:style-name="T8">0</text:span><text:span text:style-name="T10">1</text:span><text:span text:style-name="T12">0</text:span><text:span text:style-name="T14">1</text:span><text:span text:style-name="T16">0</text:span></text:p>
      <text:p text:style-name="P11">00001 <text:s text:c="2"/><text:span text:style-name="T8">1</text:span><text:span text:style-name="T10">0</text:span><text:span text:style-name="T12">0</text:span><text:span text:style-name="T14">1</text:span><text:span text:style-name="T16">1</text:span></text:p>
      <text:p text:style-name="P11">00010 <text:s text:c="2"/><text:span text:style-name="T8">0</text:span><text:span text:style-name="T10">0</text:span><text:span text:style-name="T12">1</text:span><text:span text:style-name="T14">1</text:span><text:span text:style-name="T16">1</text:span></text:p>
      <text:p text:style-name="P11">00011 <text:s text:c="2"/><text:span text:style-name="T8">1</text:span><text:span text:style-name="T10">0</text:span><text:span text:style-name="T12">0</text:span><text:span text:style-name="T14">1</text:span><text:span text:style-name="T16">0</text:span></text:p>
      <text:p text:style-name="P11">00100 <text:s text:c="2"/><text:span text:style-name="T8">1</text:span><text:span text:style-name="T10">0</text:span><text:span text:style-name="T12">1</text:span><text:span text:style-name="T14">1</text:span><text:span text:style-name="T16">0</text:span></text:p>
      <text:p text:style-name="P11">00101 <text:s text:c="2"/><text:span text:style-name="T8">1</text:span><text:span text:style-name="T10">1</text:span><text:span text:style-name="T12">0</text:span><text:span text:style-name="T14">1</text:span><text:span text:style-name="T16">0</text:span></text:p>
      <text:p text:style-name="P11">00110 <text:s text:c="2"/><text:span text:style-name="T8">1</text:span><text:span text:style-name="T10">1</text:span><text:span text:style-name="T12">1</text:span><text:span text:style-name="T14">1</text:span><text:span text:style-name="T16">1</text:span></text:p>
      <text:p text:style-name="P11">00111 <text:s text:c="2"/><text:span text:style-name="T8">0</text:span><text:span text:style-name="T10">1</text:span><text:span text:style-name="T12">1</text:span><text:span text:style-name="T14">0</text:span><text:span text:style-name="T16">1</text:span></text:p>
      <text:p text:style-name="P11"><text:span text:style-name="T16"/></text:p>
      <text:p text:style-name="P11">11000 <text:s text:c="2"/><text:span text:style-name="T8">0</text:span><text:span text:style-name="T10">0</text:span><text:span text:style-name="T12">0</text:span><text:span text:style-name="T14">0</text:span><text:span text:style-name="T16">1</text:span></text:p>
      <text:p text:style-name="P11">11001 <text:s text:c="2"/><text:span text:style-name="T8">0</text:span><text:span text:style-name="T10">0</text:span><text:span text:style-name="T12">1</text:span><text:span text:style-name="T14">1</text:span><text:span text:style-name="T16">1</text:span></text:p>
      <text:p text:style-name="P11">11010 <text:s text:c="2"/><text:span text:style-name="T8">0</text:span><text:span text:style-name="T10">1</text:span><text:span text:style-name="T12">1</text:span><text:span text:style-name="T14">0</text:span><text:span text:style-name="T16">1</text:span></text:p>
      <text:p text:style-name="P11">11011 <text:s text:c="2"/><text:span text:style-name="T8">1</text:span><text:span text:style-name="T10">1</text:span><text:span text:style-name="T12">1</text:span><text:span text:style-name="T14">1</text:span><text:span text:style-name="T16">1</text:span></text:p>
      <text:p text:style-name="P11">11100 <text:s text:c="2"/><text:span text:style-name="T8">0</text:span><text:span text:style-name="T10">1</text:span><text:span text:style-name="T12">0</text:span><text:span text:style-name="T14">1</text:span><text:span text:style-name="T16">1</text:span></text:p>
      <text:p text:style-name="P11">11101 <text:s text:c="2"/><text:span text:style-name="T8">0</text:span><text:span text:style-name="T10">0</text:span><text:span text:style-name="T12">0</text:span><text:span text:style-name="T14">0</text:span><text:span text:style-name="T16">0</text:span></text:p>
      <text:p text:style-name="P11">11110 <text:s text:c="2"/><text:span text:style-name="T8">0</text:span><text:span text:style-name="T10">1</text:span><text:span text:style-name="T12">0</text:span><text:span text:style-name="T14">0</text:span><text:span text:style-name="T16">1</text:span></text:p>
      <text:p text:style-name="P11">11111 <text:s text:c="2"/><text:span text:style-name="T8">1</text:span><text:span text:style-name="T10">0</text:span><text:span text:style-name="T12">1</text:span><text:span text:style-name="T14">0</text:span><text:span text:style-name="T16">1</text:span></text:p>
      <text:p text:style-name="P9"><text:span text:style-name="T15"/></text:p>
      <text:p text:style-name="P9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6:07:02.173127896</meta:creation-date>
    <dc:date>2019-01-09T14:36:12.589023090</dc:date>
    <meta:editing-duration>PT55M36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2" meta:paragraph-count="52" meta:word-count="102" meta:character-count="692" meta:non-whitespace-character-count="512"/>
  </office:meta>
</office:document-meta>
</file>